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2.806cm" table:align="left"/>
    </style:style>
    <style:style style:name="Table1.A" style:family="table-column">
      <style:table-column-properties style:column-width="5.689cm"/>
    </style:style>
    <style:style style:name="Table1.B" style:family="table-column">
      <style:table-column-properties style:column-width="7.11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color="#000000" style:font-name="Liberation Serif" fo:font-size="12pt" officeooo:paragraph-rsid="00082969" fo:background-color="#ffff00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officeooo:rsid="001cde2f" officeooo:paragraph-rsid="000e97db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style:text-underline-style="solid" style:text-underline-width="auto" style:text-underline-color="font-color" officeooo:rsid="001cde2f" officeooo:paragraph-rsid="000e97db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de2f" officeooo:paragraph-rsid="00082969" fo:background-color="#ffff00" style:font-size-asian="12pt" style:font-style-asian="normal" style:font-weight-asian="normal" style:font-size-complex="12pt" style:text-emphasize="none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de2f" officeooo:paragraph-rsid="00082969" fo:background-color="#ffffff" style:font-size-asian="12pt" style:font-style-asian="normal" style:font-weight-asian="normal" style:font-size-complex="12pt" style:text-emphasize="none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de2f" officeooo:paragraph-rsid="000b40b3" fo:background-color="#ffffff" style:font-size-asian="12pt" style:font-style-asian="normal" style:font-weight-asian="normal" style:font-size-complex="12pt" style:text-emphasize="none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de2f" officeooo:paragraph-rsid="000f8d30" fo:background-color="#ffffff" style:font-size-asian="12pt" style:font-style-asian="normal" style:font-weight-asian="normal" style:font-size-complex="12pt" style:text-emphasize="none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de2f" officeooo:paragraph-rsid="0010e8f5" fo:background-color="#ffffff" style:font-size-asian="12pt" style:font-style-asian="normal" style:font-weight-asian="normal" style:font-size-complex="12pt" style:text-emphasize="none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de2f" officeooo:paragraph-rsid="00169c88" fo:background-color="#ffffff" style:font-size-asian="12pt" style:font-style-asian="normal" style:font-weight-asian="normal" style:font-size-complex="12pt" style:text-emphasize="none"/>
    </style:style>
    <style:style style:name="P1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de2f" officeooo:paragraph-rsid="000e97db" fo:background-color="#ffffff" style:font-size-asian="12pt" style:font-style-asian="normal" style:font-weight-asian="normal" style:font-size-complex="12pt" style:text-emphasize="none"/>
    </style:style>
    <style:style style:name="P1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de2f" officeooo:paragraph-rsid="0010e8f5" fo:background-color="#ffffff" style:font-size-asian="12pt" style:font-style-asian="normal" style:font-weight-asian="normal" style:font-size-complex="12pt" style:text-emphasize="none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9a28" officeooo:paragraph-rsid="00259a28" fo:background-color="#ffffff" style:font-size-asian="12pt" style:font-style-asian="normal" style:font-weight-asian="normal" style:font-size-complex="12pt" style:text-emphasize="none"/>
    </style:style>
    <style:style style:name="P1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de2f" officeooo:paragraph-rsid="0012571c" fo:background-color="#ffffff" style:font-size-asian="12pt" style:font-style-asian="normal" style:font-weight-asian="normal" style:font-size-complex="12pt" style:language-complex="hi" style:country-complex="IN" style:text-emphasize="none"/>
    </style:style>
    <style:style style:name="P1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de2f" officeooo:paragraph-rsid="0010e8f5" fo:background-color="#ffffff" style:font-size-asian="12pt" style:font-style-asian="normal" style:font-weight-asian="normal" style:font-size-complex="12pt" style:language-complex="hi" style:country-complex="IN" style:text-emphasize="none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de2f" officeooo:paragraph-rsid="000e97db" style:font-size-asian="12pt" style:font-style-asian="normal" style:font-weight-asian="normal" style:font-size-complex="12pt" style:text-emphasize="none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de2f" officeooo:paragraph-rsid="000b40b3" fo:background-color="#ffffff" style:font-size-asian="12pt" style:font-style-asian="normal" style:font-weight-asian="bold" style:font-size-complex="12pt" style:font-weight-complex="bold" style:text-emphasize="none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1cde2f" officeooo:paragraph-rsid="000b40b3" fo:background-color="#ffffff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1cde2f" officeooo:paragraph-rsid="000e97db" fo:background-color="#ffffff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227147" officeooo:paragraph-rsid="00227147" fo:background-color="#ffffff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text-properties officeooo:rsid="001cde2f" officeooo:paragraph-rsid="00082969"/>
    </style:style>
    <style:style style:name="P21" style:family="paragraph" style:parent-style-name="Standard">
      <style:text-properties fo:color="#666666" fo:font-size="9pt" officeooo:paragraph-rsid="00082969" style:font-size-asian="9pt" style:font-size-complex="9pt"/>
    </style:style>
    <style:style style:name="P22" style:family="paragraph" style:parent-style-name="Standard">
      <style:text-properties officeooo:paragraph-rsid="00082969"/>
    </style:style>
    <style:style style:name="P23" style:family="paragraph" style:parent-style-name="Standard">
      <style:text-properties officeooo:paragraph-rsid="00169c88"/>
    </style:style>
    <style:style style:name="P24" style:family="paragraph" style:parent-style-name="Standard">
      <style:text-properties officeooo:paragraph-rsid="0010e8f5" style:language-complex="hi" style:country-complex="IN"/>
    </style:style>
    <style:style style:name="P25" style:family="paragraph" style:parent-style-name="Standard">
      <style:paragraph-properties fo:text-align="start" style:justify-single-word="false"/>
      <style:text-properties officeooo:paragraph-rsid="0022170b"/>
    </style:style>
    <style:style style:name="P26" style:family="paragraph" style:parent-style-name="Standard">
      <style:paragraph-properties fo:text-align="start" style:justify-single-word="false"/>
      <style:text-properties officeooo:paragraph-rsid="002796ed"/>
    </style:style>
    <style:style style:name="P27" style:family="paragraph" style:parent-style-name="Preformatted_20_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de2f" officeooo:paragraph-rsid="0010e8f5" fo:background-color="#ffffff" style:font-size-asian="12pt" style:font-style-asian="normal" style:font-weight-asian="normal" style:font-size-complex="12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Liberation Serif" fo:font-size="12pt" officeooo:paragraph-rsid="000e97db" style:font-size-asian="12pt" style:font-size-complex="12pt"/>
    </style:style>
    <style:style style:name="P29" style:family="paragraph" style:parent-style-name="Standard">
      <style:paragraph-properties fo:text-align="start" style:justify-single-word="false" style:writing-mode="lr-tb"/>
      <style:text-properties style:font-name="Liberation Serif" fo:font-size="12pt" officeooo:paragraph-rsid="001d7105" style:font-size-asian="12pt" style:font-size-complex="12pt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Liberation Serif" fo:font-size="12pt" officeooo:paragraph-rsid="001de1fc" style:font-size-asian="12pt" style:font-size-complex="12pt"/>
    </style:style>
    <style:style style:name="P31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3bdecf" officeooo:paragraph-rsid="000e97db" style:font-size-asian="12pt" style:font-size-complex="12pt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3bdecf" officeooo:paragraph-rsid="001b805c" style:font-size-asian="12pt" style:font-size-complex="12pt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font-name="Liberation Serif" fo:font-size="12pt" officeooo:rsid="0022d0f7" officeooo:paragraph-rsid="000e97db" style:font-size-asian="12pt" style:font-size-complex="12pt"/>
    </style:style>
    <style:style style:name="P34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de2f" officeooo:paragraph-rsid="000e97db" fo:background-color="#ffffff" style:font-size-asian="12pt" style:font-style-asian="normal" style:font-weight-asian="normal" style:font-size-complex="12pt" style:text-emphasize="none"/>
    </style:style>
    <style:style style:name="T1" style:family="text">
      <style:text-properties fo:font-size="16pt" fo:font-weight="bold" officeooo:rsid="001cde2f" style:font-size-asian="16pt" style:font-weight-asian="bold" style:font-size-complex="16pt" style:font-weight-complex="bold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officeooo:rsid="002e91f3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normal" officeooo:rsid="00230af7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normal" officeooo:rsid="00201332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officeooo:rsid="00280e0a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normal" officeooo:rsid="003d713f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fo:font-weight="normal" officeooo:rsid="00392590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fo:font-weight="normal" officeooo:rsid="003bdecf" style:font-style-asian="normal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3a6ac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cde2f" fo:background-color="#ffffff" loext:char-shading-value="0" style:font-style-asian="normal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80e0a" fo:background-color="#ffffff" loext:char-shading-value="0" style:font-style-asian="normal" style:font-weight-asian="normal" style:text-emphasize="none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de2f" fo:background-color="#ffffff" loext:char-shading-value="0" style:font-size-asian="12pt" style:font-style-asian="normal" style:font-weight-asian="normal" style:font-size-complex="12pt" style:text-emphasize="none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d0f7" fo:background-color="#ffffff" loext:char-shading-value="0" style:font-size-asian="12pt" style:font-style-asian="normal" style:font-weight-asian="normal" style:font-size-complex="12pt" style:text-emphasize="none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70b" fo:background-color="#ffffff" loext:char-shading-value="0" style:font-size-asian="12pt" style:font-style-asian="normal" style:font-weight-asian="normal" style:font-size-complex="12pt" style:text-emphasize="none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d30" fo:background-color="#ffffff" loext:char-shading-value="0" style:font-size-asian="12pt" style:font-style-asian="normal" style:font-weight-asian="normal" style:font-size-complex="12pt" style:text-emphasize="none"/>
    </style:style>
    <style:style style:name="T17" style:family="text">
      <style:text-properties fo:color="#000000" officeooo:rsid="0023a6ac"/>
    </style:style>
    <style:style style:name="T18" style:family="text">
      <style:text-properties officeooo:rsid="002a6f5e"/>
    </style:style>
    <style:style style:name="T19" style:family="text">
      <style:text-properties officeooo:rsid="000f8d30"/>
    </style:style>
    <style:style style:name="T20" style:family="text">
      <style:text-properties style:language-complex="hi" style:country-complex="IN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1b80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/><text:span text:style-name="T1">&lt;maker_name_trans&gt; &lt;device_name_trans&gt;</text:span></text:p>
      <text:p text:style-name="P20"/>
      <text:p text:style-name="P21">&lt;article_description_trans&gt;</text:p>
      <text:p text:style-name="P21"/>
      <text:p text:style-name="P1"><text:span text:style-name="T3">&lt;</text:span><text:span text:style-name="T2">device_img_link</text:span><text:span text:style-name="T3">&gt;</text:span></text:p>
      <text:p text:style-name="P4">&lt;maker_name_trans&gt; &lt;device_name_trans&gt;</text:p>
      <text:p text:style-name="P5"/>
      <text:p text:style-name="P25"><text:span text:style-name="T13">&lt;maker_name_trans&gt; &lt;device_name_trans&gt; </text:span><text:span text:style-name="T15">(</text:span><text:span text:style-name="T13">&lt;maker_name&gt; &lt;device_name&gt;</text:span><text:span text:style-name="T15">) </text:span><text:span text:style-name="T13">को &lt;launch_announced_trans&gt; को &lt;maker_name_trans&gt; द्वारा लॉन्‍च किया गया था। यह एक &lt;body_sim_trans&gt; डिवाइस है जिसमें &lt;display_type_trans&gt; है। डिवाइस की लंबाई &lt;body_x_trans&gt; मिलीमीटर, चौड़ाई &lt;body_y_trans&gt; मिलीमीटर और &lt;body_z_trans&gt; मिलीमीटर मोटी है। इस डिवाइस का प्रदर्शन &lt;display_size_trans&gt; है जिसका रिज़ॉल्यूशन &lt;display_resolution_trans&gt; (&lt;display_resolution&gt;) है। </text:span><text:span text:style-name="T20">इस्कि</text:span><text:span text:style-name="T13"> डिस्प्ले &lt;display_protection_trans&gt; (&lt;display_protection&gt;) द्वारा सुरक्षित है, और इसका वजन लगभग &lt;</text:span><text:span text:style-name="T14">weight_trans</text:span><text:span text:style-name="T13">&gt; ग्राम है। यह &lt;colors_trans&gt; कलर में उपलब्ध है।</text:span></text:p>
      <text:p text:style-name="P6"/>
      <text:p text:style-name="P7">डिवाइस &lt;sound_loudspeaker_trans&gt; लाउस्पीकर, और &lt;sound_3.5mm_jack_trans&gt; ३.५ मिलीमीटर हैडफ़ोन जैक। डिवाइस पर लगे कुछ सेंसर &lt;features_sensors_trans&gt; हैं।</text:p>
      <text:p text:style-name="P6"/>
      <text:p text:style-name="P16">अंतर्वस्तु</text:p>
      <text:p text:style-name="P6"><text:s text:c="5"/>• हार्डवेयर</text:p>
      <text:p text:style-name="P6"><text:s text:c="5"/>• नेटवर्क</text:p>
      <text:p text:style-name="P6"><text:s text:c="5"/>• कैमरा</text:p>
      <text:p text:style-name="P6"><text:s text:c="5"/>• संचार</text:p>
      <text:p text:style-name="P6"/>
      <text:p text:style-name="P17">हार्डवेयर</text:p>
      <text:p text:style-name="P26"><text:span text:style-name="T13">&lt;maker_name_trans&gt; &lt;device_name_trans&gt; को पावर एक &lt;platform_chipset_trans&gt; (&lt;platform_chipset&gt;) चिपसेट </text:span><text:span text:style-name="ins">देता </text:span><text:span text:style-name="T13">है। डिवाइस के पास &lt;platform_cpu_trans&gt; सीपीयू </text:span><text:span text:style-name="T16">(CPU)</text:span><text:span text:style-name="T13"> और एक &lt;platform_gpu_trans&gt; जीपीयू </text:span><text:span text:style-name="T16">(</text:span><text:span text:style-name="T13">GPU</text:span><text:span text:style-name="T16">)</text:span><text:span text:style-name="T13"> तक पहुंच है। इसमें आंतरिक मेमोरी &lt;memory_internal_trans&gt; है, और इसे &lt;memory_card_slot_trans&gt; (&lt;memory_card_slot&gt;) द्वारा आगे बढ़ाया जा सकता है। इनबिल्ट बैटरी एक &lt;batsize_trans&gt; एम एच &lt;bat_type_trans&gt; (&lt;bat_type&gt;) बैटरी है। इसका स्टैंडबाय टाइम &lt;battery_stand_by_trans&gt; है।</text:span></text:p>
      <text:p text:style-name="P6"/>
      <text:p text:style-name="P17">नेटवर्क</text:p>
      <text:p text:style-name="P8">नेटवर्क विभाग में, &lt;maker_name_trans&gt; &lt;device_name_trans&gt; में &lt;network_technology_trans&gt; (&lt;network_technology&gt;) है। यह २जी।३जी।४जी तक नेटवर्क बैंड को सपोर्ट कर सकता है। समर्थित २जी बैंड &lt;network_2g_bands_trans&gt; हैं, समर्थित ३जी बैंड &lt;network_3g_bands_trans&gt; हैं, और समर्थित ४जी बैंड &lt;network_4g_bands_trans&gt; हैं। डिवाइस &lt;network_gprs_trans&gt; जीपीआरएस <text:span text:style-name="T19">(</text:span>GPRS<text:span text:style-name="T19">)</text:span> सक्षम और &lt;network_edge_trans&gt; एद्गे <text:span text:style-name="T19">(</text:span>EDGE<text:span text:style-name="T19">)</text:span> तकनीक है।</text:p>
      <text:p text:style-name="P6"/>
      <text:p text:style-name="P17">कैमरा</text:p>
      <text:p text:style-name="P9">मौजूद मुख्य कैमरा &lt;main_camera_single_trans&gt; का है और इसमें &lt;main_camera_features_trans&gt; (&lt;main_camera_features&gt;) है। इस कैमरे द्वारा लिया गया वीडियो &lt;main_camera_video_trans&gt; (&lt;main_camera_video&gt;) है। डिवाइस का प्राइमरी सेल्फी कैमरा<text:span text:style-name="T21"> &lt;selfie_camera_single_trans&gt; रेजोल्यूशन का है।</text:span></text:p>
      <text:p text:style-name="P6"><text:soft-page-break/></text:p>
      <text:p text:style-name="P6"/>
      <text:p text:style-name="P18">संचार</text:p>
      <text:p text:style-name="P10">&lt;maker_name_trans&gt; &lt;device_name_trans&gt; में &lt;comms_wlan_trans&gt; (&lt;comms_wlan&gt;) और ब्लूटूथ &lt;comms_bluetooth_trans&gt; है। जीपीएस &lt;comms_gps_trans&gt; और रेडियो &lt;comms_radio_trans&gt;। इसके अलावा, इसमें &lt;comms_usb_trans&gt; (&lt;comms_usb&gt;) है।</text:p>
      <text:p text:style-name="P10"/>
      <text:p text:style-name="P12">[Note: use the English Wikipedia infobox mobile phone - <text:a xlink:type="simple" xlink:href="https://en.wikipedia.org/wiki/Template:Infobox_mobile_phone" text:style-name="Internet_20_link" text:visited-style-name="Visited_20_Internet_20_Link">https://en.wikipedia.org/wiki/Template:Infobox_mobile_phone</text:a> using the recommended style conventions instead of the manually created one below]</text:p>
      <text:p text:style-name="P12"/>
      <text:p text:style-name="P15">&lt;maker_name_trans&gt; &lt;device_name_trans&gt;</text:p>
      <table:table table:name="Table1" table:style-name="Table1">
        <table:table-column table:style-name="Table1.A"/>
        <table:table-column table:style-name="Table1.B"/>
        <table:table-row table:style-name="TableLine94532069151376">
          <table:table-cell table:style-name="Table1.A1" office:value-type="string">
            <text:p text:style-name="P11">पहली बाल लॉन्च</text:p>
          </table:table-cell>
          <table:table-cell table:style-name="Table1.B1" office:value-type="string">
            <text:p text:style-name="P28"><text:span text:style-name="T18">&lt;</text:span><text:span text:style-name="T2">banner_released_hl_trans</text:span><text:span text:style-name="T18">&gt;</text:span></text:p>
          </table:table-cell>
        </table:table-row>
        <table:table-row table:style-name="TableLine94532069082752">
          <table:table-cell table:style-name="Table1.A2" office:value-type="string">
            <text:p text:style-name="P11">सिम</text:p>
          </table:table-cell>
          <table:table-cell table:style-name="Table1.B2" office:value-type="string">
            <text:p text:style-name="P33">&lt;body_sim_trans&gt;</text:p>
          </table:table-cell>
        </table:table-row>
        <table:table-row table:style-name="TableLine94532069166240">
          <table:table-cell table:style-name="Table1.A2" office:value-type="string">
            <text:p text:style-name="P11">स्क्रीन</text:p>
          </table:table-cell>
          <table:table-cell table:style-name="Table1.B2" office:value-type="string">
            <text:p text:style-name="P28"><text:span text:style-name="T4">&lt;</text:span><text:span text:style-name="T2">display_type_category_trans</text:span><text:span text:style-name="T4">&gt;</text:span></text:p>
          </table:table-cell>
        </table:table-row>
        <table:table-row table:style-name="TableLine94532069088960">
          <table:table-cell table:style-name="Table1.A2" office:value-type="string">
            <text:p text:style-name="P14">इनपुट</text:p>
          </table:table-cell>
          <table:table-cell table:style-name="Table1.B2" office:value-type="string">
            <text:p text:style-name="P31"><text:span text:style-name="T7">&lt;</text:span><text:span text:style-name="T2">features_sensors_trans</text:span><text:span text:style-name="T7">&gt;</text:span></text:p>
          </table:table-cell>
        </table:table-row>
        <table:table-row table:style-name="TableLine94532069233904">
          <table:table-cell table:style-name="Table1.A2" office:value-type="string">
            <text:p text:style-name="P27">सिस्टम ऑन चिप <text:span text:style-name="T22">(SOC)</text:span></text:p>
          </table:table-cell>
          <table:table-cell table:style-name="Table1.B2" office:value-type="string">
            <text:p text:style-name="P28"><text:span text:style-name="T18">&lt;</text:span><text:span text:style-name="T2">banner_chipset_hl_trans</text:span><text:span text:style-name="T18">&gt;</text:span></text:p>
          </table:table-cell>
        </table:table-row>
        <table:table-row table:style-name="TableLine94532069234496">
          <table:table-cell table:style-name="Table1.A2" office:value-type="string">
            <text:p text:style-name="P11">नेटवर्क</text:p>
          </table:table-cell>
          <table:table-cell table:style-name="Table1.B2" office:value-type="string">
            <text:p text:style-name="P28"><text:span text:style-name="T8">&lt;</text:span><text:span text:style-name="T2">network_technology_trans</text:span><text:span text:style-name="T8">&gt;</text:span></text:p>
          </table:table-cell>
        </table:table-row>
        <table:table-row table:style-name="TableLine94532069235088">
          <table:table-cell table:style-name="Table1.A2" office:value-type="string">
            <text:p text:style-name="P23"><text:span text:style-name="T13">२</text:span><text:span text:style-name="T20">जी</text:span><text:span text:style-name="T13"> बैंड</text:span></text:p>
          </table:table-cell>
          <table:table-cell table:style-name="Table1.B2" office:value-type="string">
            <text:p text:style-name="P28"><text:span text:style-name="T5">&lt;</text:span><text:span text:style-name="T2">network_2g_bands_trans</text:span><text:span text:style-name="T5">&gt;</text:span></text:p>
          </table:table-cell>
        </table:table-row>
        <table:table-row table:style-name="TableLine94532069235680">
          <table:table-cell table:style-name="Table1.A2" office:value-type="string">
            <text:p text:style-name="P23"><text:span text:style-name="T13">३</text:span><text:span text:style-name="T20">जी</text:span><text:span text:style-name="T13"> बैंड</text:span></text:p>
          </table:table-cell>
          <table:table-cell table:style-name="Table1.B2" office:value-type="string">
            <text:p text:style-name="P28"><text:span text:style-name="T5">&lt;</text:span><text:span text:style-name="T2">network_</text:span><text:span text:style-name="T5">3</text:span><text:span text:style-name="T2">g_bands_trans</text:span><text:span text:style-name="T5">&gt;</text:span></text:p>
          </table:table-cell>
        </table:table-row>
        <table:table-row table:style-name="TableLine94532069236272">
          <table:table-cell table:style-name="Table1.A2" office:value-type="string">
            <text:p text:style-name="P23"><text:span text:style-name="T13">४</text:span><text:span text:style-name="T20">जी</text:span><text:span text:style-name="T13"> बैंड</text:span></text:p>
          </table:table-cell>
          <table:table-cell table:style-name="Table1.B2" office:value-type="string">
            <text:p text:style-name="P28"><text:span text:style-name="T5">&lt;</text:span><text:span text:style-name="T2">network_</text:span><text:span text:style-name="T5">4</text:span><text:span text:style-name="T2">g_bands_trans</text:span><text:span text:style-name="T5">&gt;</text:span></text:p>
          </table:table-cell>
        </table:table-row>
        <table:table-row table:style-name="TableLine94532069236912">
          <table:table-cell table:style-name="Table1.A2" office:value-type="string">
            <text:p text:style-name="P24">कनेक्टिविटी</text:p>
          </table:table-cell>
          <table:table-cell table:style-name="Table1.B2" office:value-type="string">
            <text:p text:style-name="P29"><text:span text:style-name="T7">&lt;</text:span><text:span text:style-name="T9">comms_usb_trans</text:span><text:span text:style-name="T7">&gt;, </text:span><text:span text:style-name="T9">&lt;</text:span><text:span text:style-name="T7">comms_bluetooth_trans</text:span><text:span text:style-name="T9">&gt;,</text:span><text:span text:style-name="T7"> </text:span><text:span text:style-name="T9">&lt;comms_wlan_trans&gt;</text:span></text:p>
          </table:table-cell>
        </table:table-row>
        <table:table-row table:style-name="TableLine94532069237552">
          <table:table-cell table:style-name="Table1.A2" office:value-type="string">
            <text:p text:style-name="P11">रेडियो</text:p>
          </table:table-cell>
          <table:table-cell table:style-name="Table1.B2" office:value-type="string">
            <text:p text:style-name="P28"><text:span text:style-name="T7">&lt;</text:span><text:span text:style-name="T2">comms_radio_trans</text:span><text:span text:style-name="T7">&gt;</text:span></text:p>
          </table:table-cell>
        </table:table-row>
        <table:table-row table:style-name="TableLine94532069238192">
          <table:table-cell table:style-name="Table1.A2" office:value-type="string">
            <text:p text:style-name="P11">ध्वनि</text:p>
          </table:table-cell>
          <table:table-cell table:style-name="Table1.B2" office:value-type="string">
            <text:p text:style-name="P30"><text:span text:style-name="T11">विस्तारक यंत्र </text:span><text:span text:style-name="T6">&lt;</text:span><text:span text:style-name="T2">sound_loudspeaker_trans</text:span><text:span text:style-name="T6">&gt;, </text:span><text:span text:style-name="T11">३.५ मिलीमीटर हेडफोन जैक </text:span><text:span text:style-name="T12">&lt;</text:span><text:span text:style-name="T11">sound_3.5mm_jack_trans</text:span><text:span text:style-name="T12">&gt;</text:span></text:p>
          </table:table-cell>
        </table:table-row>
        <table:table-row table:style-name="TableLine94532069238832">
          <table:table-cell table:style-name="Table1.A2" office:value-type="string">
            <text:p text:style-name="P13">अन्य</text:p>
          </table:table-cell>
          <table:table-cell table:style-name="Table1.B2" office:value-type="string">
            <text:p text:style-name="P32"><text:span text:style-name="T17">&lt;</text:span><text:span text:style-name="T10">display_protection_trans</text:span><text:span text:style-name="T17">&gt;</text:span></text:p>
          </table:table-cell>
        </table:table-row>
      </table:table>
      <text:p text:style-name="P2"/>
      <text:p text:style-name="P2"/>
      <text:p text:style-name="P3">References:</text:p>
      <text:list xml:id="list762874444" text:style-name="L1">
        <text:list-item>
          <text:p text:style-name="P34">&lt;reference_link&gt;</text:p>
        </text:list-item>
      </text:list>
      <text:p text:style-name="P10"/>
      <text:p text:style-name="P19">Categori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20:34:32.856234727</meta:creation-date>
    <meta:generator>LibreOffice/6.4.7.2$Linux_X86_64 LibreOffice_project/40$Build-2</meta:generator>
    <dc:date>2022-05-17T17:26:50.352346507</dc:date>
    <meta:editing-duration>PT48M21S</meta:editing-duration>
    <meta:editing-cycles>12</meta:editing-cycles>
    <meta:document-statistic meta:table-count="1" meta:image-count="0" meta:object-count="0" meta:page-count="2" meta:paragraph-count="50" meta:word-count="320" meta:character-count="2774" meta:non-whitespace-character-count="2484"/>
  </office:meta>
</office:document-meta>
</file>